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10.456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edication Status Code</text:p>
          </table:table-cell>
          <table:table-cell office:value-type="string" table:style-name="ce2">
            <text:p>Medication Status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Activ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Inactiv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Discontinu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Renewed</text:p>
          </table:table-cell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4"/>
          <table:table-cell table:style-name="ce3"/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3:57:18Z</meta:creation-date>
    <dc:date>2020-04-29T12:11:51Z</dc:date>
    <meta:user-defined meta:name="WorkbookGuid">bf69d61f-396b-4ee8-95d5-7fb62d8cfc7f</meta:user-defined>
    <meta:user-defined meta:name="ConnectionInfosStorage">WorkbookXmlParts</meta:user-defined>
  </office:meta>
</office:document-meta>
</file>